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ourier New" officeooo:rsid="0002e474" officeooo:paragraph-rsid="0002e474"/>
    </style:style>
    <style:style style:name="P2" style:family="paragraph" style:parent-style-name="Text_20_body">
      <style:text-properties style:font-name="Courier New" officeooo:rsid="0002e474" officeooo:paragraph-rsid="0002e474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style:font-name="Courier New" officeooo:rsid="0002e474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Courier New" officeooo:rsid="0002e474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Courier New" officeooo:rsid="0002e474" officeooo:paragraph-rsid="0002e474"/>
    </style:style>
    <style:style style:name="P6" style:family="paragraph" style:parent-style-name="Text_20_body" style:list-style-name="L2">
      <style:text-properties style:font-name="Courier New" officeooo:rsid="0002e474"/>
    </style:style>
    <style:style style:name="P7" style:family="paragraph" style:parent-style-name="Text_20_body" style:list-style-name="L3">
      <style:text-properties style:font-name="Courier New" officeooo:rsid="0002e474"/>
    </style:style>
    <style:style style:name="P8" style:family="paragraph" style:parent-style-name="Text_20_body" style:list-style-name="L4">
      <style:text-properties style:font-name="Courier New" officeooo:rsid="0002e474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Courier New" style:text-underline-style="solid" style:text-underline-width="auto" style:text-underline-color="font-color" officeooo:rsid="0002e474"/>
    </style:style>
    <style:style style:name="P10" style:family="paragraph" style:parent-style-name="Text_20_body" style:list-style-name="L1">
      <style:paragraph-properties fo:margin-left="0cm" fo:margin-right="0cm" fo:text-indent="0cm" style:auto-text-indent="false"/>
      <style:text-properties style:font-name="Courier New" officeooo:rsid="0002e474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jandro González Román </text:p>
      <text:p text:style-name="P1">Desarrollo web en entorno servidor </text:p>
      <text:p text:style-name="P1">Tema 1</text:p>
      <text:p text:style-name="P1">Ejercicio 4</text:p>
      <text:p text:style-name="P1"/>
      <text:p text:style-name="P1"/>
      <text:p text:style-name="P2">Realizar las siguientes actividades:</text:p>
      <text:list xml:id="list117675273" text:style-name="L1">
        <text:list-item>
          <text:p text:style-name="P3">La arquitectura de un servidor web varía en función de la plataforma sobre la que se vaya a utilizar y las capacidades que se requieren. Algunos de los servidores web más conocidos son Apache, de la Apache Foundation, o Internet Information Server de Microsoft. Proponemos que el alumno busque la última versión de estos servidores y describa tanto su arquitectura básica como los mecanismos de extensión que ofrecen para el soporte de diferentes tecnologías de programación en entorno del servidor.</text:p>
        </text:list-item>
      </text:list>
      <text:p text:style-name="P4"><text:span text:style-name="Strong_20_Emphasis"/></text:p>
      <text:p text:style-name="P5"><text:span text:style-name="Strong_20_Emphasis"><text:tab/>Apache (v2.4.65)</text:span>: arquitectura modular, core básico + módulos</text:p>
      <text:p text:style-name="P5"><text:tab/>(SSL, proxy, rewrite). Se amplía con módulos dinámicos(apxs.</text:p>
      <text:list text:style-name="L2">
        <text:list-header>
          <text:p text:style-name="P6"><text:span text:style-name="Strong_20_Emphasis">IIS (v10)</text:span>: integrado en Windows, usa worker processes y módulos nativos. Extensiones vía ISAPI y módulos configurables.</text:p>
        </text:list-header>
      </text:list>
      <text:p text:style-name="P4"/>
      <text:list xml:id="list135204440736561" text:continue-list="list117675273" text:style-name="L1">
        <text:list-item>
          <text:p text:style-name="P3">Los lenguajes del entorno del servidor presentados han ido evolucionando históricamente incluyendo cada vez más funcionalidades. Proponemos que el alumno elija uno de esos lenguajes y realice una descripción detallada de su evolución, indicando cuáles son las influencias recibidas de otros lenguajes y sobre qué otros lenguajes ha influido.</text:p>
        </text:list-item>
      </text:list>
      <text:p text:style-name="P4"/>
      <text:p text:style-name="P4"><text:tab/>PHP, nació en los 90 para páginas dinámicas.</text:p>
      <text:list text:style-name="L3">
        <text:list-header>
          <text:p text:style-name="P7">Evolución: PHP 3 (dinámico), 4 (sesiones/OOP básico), 5 (OOP completo, excepciones), 7 (rendimiento, tipado), 8 (JIT, mejoras modernas).</text:p>
        </text:list-header>
      </text:list>
      <text:list text:style-name="L4">
        <text:list-header>
          <text:p text:style-name="P8">Influencias: Perl, C, JavaScript. Ha influido en frameworks y CMS (WordPress, Laravel).</text:p>
        </text:list-header>
      </text:list>
      <text:p text:style-name="P4"/>
      <text:list text:continue-list="list135204440736561" text:style-name="L1">
        <text:list-item>
          <text:p text:style-name="P3">Al igual que los servidores cuentan con extensiones, las herramientas de programación web también pueden ser extendidas. Busque información sobre uno de los editores mencionados y amplíe su información indicando los métodos en los que pueden ser extendidos.</text:p>
        </text:list-item>
      </text:list>
      <text:p text:style-name="P4"/>
      <text:p text:style-name="P4"><text:span text:style-name="Strong_20_Emphasis"><text:tab/>Editores (ej. VS Code) </text:span>Se amplían con plugins, temas, <text:tab/>snippets, depuradores e integraciones de lenguajes.</text:p>
      <text:p text:style-name="P9"><text:soft-page-break/></text:p>
      <text:p text:style-name="P4"/>
      <text:list text:continue-numbering="true" text:style-name="L1">
        <text:list-item>
          <text:p text:style-name="P10">Google Web Server. </text:p>
        </text:list-item>
      </text:list>
      <text:p text:style-name="P1"><text:tab/>Servidor propio de Google (v2.1), escrito en C++, sobre Linux <text:tab/>modificado. Arquitectura cerrada y privada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2T13:43:09.071020200</meta:creation-date>
    <meta:generator>LibreOffice/25.8.1.1$Windows_X86_64 LibreOffice_project/54047653041915e595ad4e45cccea684809c77b5</meta:generator>
    <dc:date>2025-09-22T13:52:02.413144100</dc:date>
    <meta:editing-duration>PT8M53S</meta:editing-duration>
    <meta:editing-cycles>1</meta:editing-cycles>
    <meta:document-statistic meta:table-count="0" meta:image-count="0" meta:object-count="0" meta:page-count="2" meta:paragraph-count="17" meta:word-count="294" meta:character-count="1965" meta:non-whitespace-character-count="1684"/>
  </office:meta>
</office:document-meta>
</file>